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officeooo:rsid="0020a719" officeooo:paragraph-rsid="0020a719" style:font-size-asian="14pt" style:font-size-complex="16pt"/>
    </style:style>
    <style:style style:name="P2" style:family="paragraph" style:parent-style-name="Standard">
      <style:text-properties fo:font-size="16pt" style:text-underline-style="none" officeooo:rsid="002100b1" officeooo:paragraph-rsid="002100b1" style:font-size-asian="14pt" style:font-size-complex="16pt"/>
    </style:style>
    <style:style style:name="P3" style:family="paragraph" style:parent-style-name="Standard">
      <style:text-properties fo:font-size="16pt" style:text-underline-style="none" officeooo:rsid="002100b1" officeooo:paragraph-rsid="0041990d" style:font-size-asian="14pt" style:font-size-complex="16pt"/>
    </style:style>
    <style:style style:name="P4" style:family="paragraph" style:parent-style-name="Standard">
      <style:text-properties fo:font-size="16pt" style:text-underline-style="none" officeooo:rsid="0022a714" officeooo:paragraph-rsid="0022a714" style:font-size-asian="14pt" style:font-size-complex="16pt"/>
    </style:style>
    <style:style style:name="P5" style:family="paragraph" style:parent-style-name="Standard">
      <style:text-properties fo:font-size="16pt" style:text-underline-style="none" officeooo:rsid="00234556" officeooo:paragraph-rsid="00234556" style:font-size-asian="14pt" style:font-size-complex="16pt"/>
    </style:style>
    <style:style style:name="P6" style:family="paragraph" style:parent-style-name="Standard">
      <style:text-properties fo:font-size="16pt" style:text-underline-style="none" officeooo:rsid="002730e9" officeooo:paragraph-rsid="002730e9" style:font-size-asian="14pt" style:font-size-complex="16pt"/>
    </style:style>
    <style:style style:name="P7" style:family="paragraph" style:parent-style-name="Standard">
      <style:text-properties fo:font-size="16pt" style:text-underline-style="none" officeooo:rsid="002f0a9d" officeooo:paragraph-rsid="00305498" style:font-size-asian="14pt" style:font-size-complex="16pt"/>
    </style:style>
    <style:style style:name="P8" style:family="paragraph" style:parent-style-name="Standard">
      <style:text-properties fo:font-size="16pt" style:text-underline-style="none" officeooo:rsid="0033db71" officeooo:paragraph-rsid="0033db71" style:font-size-asian="14pt" style:font-size-complex="16pt"/>
    </style:style>
    <style:style style:name="P9" style:family="paragraph" style:parent-style-name="Standard">
      <style:text-properties fo:font-size="16pt" style:text-underline-style="none" officeooo:rsid="003720b7" officeooo:paragraph-rsid="003720b7" style:font-size-asian="14pt" style:font-size-complex="16pt"/>
    </style:style>
    <style:style style:name="P10" style:family="paragraph" style:parent-style-name="Standard">
      <style:text-properties fo:font-size="16pt" style:text-underline-style="none" officeooo:rsid="003720b7" officeooo:paragraph-rsid="003a7f1d" style:font-size-asian="14pt" style:font-size-complex="16pt"/>
    </style:style>
    <style:style style:name="P11" style:family="paragraph" style:parent-style-name="Standard">
      <style:text-properties fo:font-size="16pt" style:text-underline-style="none" officeooo:rsid="003a7f1d" officeooo:paragraph-rsid="003a7f1d" style:font-size-asian="14pt" style:font-size-complex="16pt"/>
    </style:style>
    <style:style style:name="P12" style:family="paragraph" style:parent-style-name="Standard">
      <style:text-properties fo:font-size="16pt" style:text-underline-style="none" officeooo:rsid="0040448f" officeooo:paragraph-rsid="0040448f" style:font-size-asian="14pt" style:font-size-complex="16pt"/>
    </style:style>
    <style:style style:name="P13" style:family="paragraph" style:parent-style-name="Standard">
      <style:text-properties fo:font-size="16pt" style:text-underline-style="none" officeooo:rsid="0041990d" officeooo:paragraph-rsid="0041990d" style:font-size-asian="14pt" style:font-size-complex="16pt"/>
    </style:style>
    <style:style style:name="P14" style:family="paragraph" style:parent-style-name="Standard">
      <style:text-properties fo:font-size="18pt" style:text-underline-style="solid" style:text-underline-width="auto" style:text-underline-color="font-color" officeooo:rsid="0020440c" officeooo:paragraph-rsid="0020440c" style:font-size-asian="18pt" style:font-size-complex="18pt"/>
    </style:style>
    <style:style style:name="P15" style:family="paragraph" style:parent-style-name="Standard">
      <style:text-properties fo:font-size="18pt" style:text-underline-style="solid" style:text-underline-width="auto" style:text-underline-color="font-color" officeooo:rsid="0022a714" officeooo:paragraph-rsid="0022a714" style:font-size-asian="18pt" style:font-size-complex="18pt"/>
    </style:style>
    <style:style style:name="P16" style:family="paragraph" style:parent-style-name="Standard">
      <style:text-properties fo:font-size="18pt" style:text-underline-style="solid" style:text-underline-width="auto" style:text-underline-color="font-color" officeooo:rsid="002730e9" officeooo:paragraph-rsid="002730e9" style:font-size-asian="18pt" style:font-size-complex="18pt"/>
    </style:style>
    <style:style style:name="P17" style:family="paragraph" style:parent-style-name="Standard">
      <style:text-properties fo:font-size="18pt" style:text-underline-style="solid" style:text-underline-width="auto" style:text-underline-color="font-color" officeooo:rsid="003720b7" officeooo:paragraph-rsid="003720b7" style:font-size-asian="18pt" style:font-size-complex="18pt"/>
    </style:style>
    <style:style style:name="P18" style:family="paragraph" style:parent-style-name="Standard">
      <style:text-properties fo:font-size="18pt" style:text-underline-style="solid" style:text-underline-width="auto" style:text-underline-color="font-color" officeooo:rsid="0041990d" officeooo:paragraph-rsid="0041990d" style:font-size-asian="18pt" style:font-size-complex="18pt"/>
    </style:style>
    <style:style style:name="P19" style:family="paragraph" style:parent-style-name="Standard">
      <style:text-properties style:font-name="Liberation Serif" fo:font-size="16pt" style:text-underline-style="none" officeooo:rsid="0020a719" officeooo:paragraph-rsid="0020a719" style:font-size-asian="14pt" style:font-size-complex="16pt"/>
    </style:style>
    <style:style style:name="T1" style:family="text">
      <style:text-properties fo:font-size="20pt" style:text-underline-style="solid" style:text-underline-width="auto" style:text-underline-color="font-color" officeooo:rsid="00201157" style:font-size-asian="17.5pt" style:font-size-complex="20pt"/>
    </style:style>
    <style:style style:name="T2" style:family="text">
      <style:text-properties fo:color="#222222" fo:letter-spacing="normal" fo:font-style="italic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font-size="18pt" fo:letter-spacing="normal" style:font-size-asian="18pt" style:font-size-complex="18pt"/>
    </style:style>
    <style:style style:name="T6" style:family="text">
      <style:text-properties fo:font-variant="normal" fo:text-transform="none" fo:color="#222222" fo:font-size="18pt" fo:letter-spacing="normal" officeooo:rsid="002100b1" style:font-size-asian="18pt" style:font-size-complex="18pt"/>
    </style:style>
    <style:style style:name="T7" style:family="text">
      <style:text-properties fo:font-variant="normal" fo:text-transform="none" fo:color="#222222" fo:font-size="18pt" fo:letter-spacing="normal" officeooo:rsid="0041990d" style:font-size-asian="18pt" style:font-size-complex="18pt"/>
    </style:style>
    <style:style style:name="T8" style:family="text">
      <style:text-properties fo:font-variant="normal" fo:text-transform="none" fo:color="#222222" fo:font-size="18pt" fo:letter-spacing="normal" officeooo:rsid="00427f1b" style:font-size-asian="18pt" style:font-size-complex="18pt"/>
    </style:style>
    <style:style style:name="T9" style:family="text">
      <style:text-properties fo:font-variant="normal" fo:text-transform="none" fo:color="#222222" fo:font-size="18pt" fo:letter-spacing="normal" officeooo:rsid="0043ad70" style:font-size-asian="18pt" style:font-size-complex="18pt"/>
    </style:style>
    <style:style style:name="T10" style:family="text">
      <style:text-properties fo:font-variant="normal" fo:text-transform="none" fo:color="#222222" fo:font-size="18pt" fo:letter-spacing="normal" officeooo:rsid="0045af43" style:font-size-asian="18pt" style:font-size-complex="18pt"/>
    </style:style>
    <style:style style:name="T11" style:family="text">
      <style:text-properties fo:font-variant="normal" fo:text-transform="none" fo:color="#222222" fo:font-size="18pt" fo:letter-spacing="normal" officeooo:rsid="00471f1b" style:font-size-asian="18pt" style:font-size-complex="18pt"/>
    </style:style>
    <style:style style:name="T12" style:family="text">
      <style:text-properties officeooo:rsid="00234556"/>
    </style:style>
    <style:style style:name="T13" style:family="text">
      <style:text-properties officeooo:rsid="002e40ed"/>
    </style:style>
    <style:style style:name="T14" style:family="text">
      <style:text-properties officeooo:rsid="00305498"/>
    </style:style>
    <style:style style:name="T15" style:family="text">
      <style:text-properties officeooo:rsid="0031fe5a"/>
    </style:style>
    <style:style style:name="T16" style:family="text">
      <style:text-properties officeooo:rsid="00354c83"/>
    </style:style>
    <style:style style:name="T17" style:family="text">
      <style:text-properties officeooo:rsid="0037f424"/>
    </style:style>
    <style:style style:name="T18" style:family="text">
      <style:text-properties officeooo:rsid="003c3058"/>
    </style:style>
    <style:style style:name="T19" style:family="text">
      <style:text-properties officeooo:rsid="003ce9ab"/>
    </style:style>
    <style:style style:name="T20" style:family="text">
      <style:text-properties officeooo:rsid="003e831a"/>
    </style:style>
    <style:style style:name="T21" style:family="text">
      <style:text-properties officeooo:rsid="0040448f"/>
    </style:style>
    <style:style style:name="T22" style:family="text">
      <style:text-properties officeooo:rsid="004199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Benjamin Contant – Adolphe</text:span></text:p>
      <text:p text:style-name="Standard"><text:span text:style-name="T1"/></text:p>
      <text:p text:style-name="P14">Intro : </text:p>
      <text:p text:style-name="P1">Benjamin Constant, a vécu au 18eme siècle et est un homme politique, intellectuel et romancier.</text:p>
      <text:p text:style-name="P19"><text:span text:style-name="T2">Adolphe</text:span><text:span text:style-name="T3"> </text:span><text:span text:style-name="T4">raconte l'inexorable décomposition d'une relation amoureuse</text:span> </text:p>
      <text:p text:style-name="P1">Dans cet extrait, Adolphe procède à une autobiographie dans laquelle il raconte celui qu’il était à l’age de 22 ans. Il se compare notamment à son père.</text:p>
      <text:p text:style-name="P2">Le narrateur se décrit comme étant un être solitaire et indifférent à la vie.</text:p>
      <text:p text:style-name="P2"><text:span text:style-name="T5">→</text:span> Question posée</text:p>
      <text:p text:style-name="P2"/>
      <text:p text:style-name="P2">1.)1-7 : Le rapport aux autres du narrateur</text:p>
      <text:p text:style-name="P2">2) 7-14 : Les conséquences de son besoin de solitude : sa lucidité</text:p>
      <text:p text:style-name="P2">3) 14-20 : L’indifférence générale d’Adolphe face à la vie.</text:p>
      <text:p text:style-name="P2"/>
      <text:p text:style-name="P15">I – Début de l’autoportrait : le narrateur et son rapport aux autres :</text:p>
      <text:p text:style-name="P15"/>
      <text:p text:style-name="P4">Il insiste sur ses difficultés à entretenir un rapport avec autrui, et sur sa solitude ; on retrouve en effet le champ lexical de la solitude : « renfermer sur moi même », « ne compter que sur moi »… Ce n’est donc pas un héros habituel, il a une expérience différente, c’est un anti-héros.</text:p>
      <text:p text:style-name="P4"/>
      <text:p text:style-name="P4">Cette solitude s’exprime <text:span text:style-name="T12">notamment</text:span> à travers la vision négative d’autrui, on <text:s/>le voie avec une comparaison négative pour évoquer ses rapports : « gêne », « obstacle », « <text:span text:style-name="T12">nécessité</text:span> importune », « fatigante ». Ce coté anti-sociable est mis en avant avec la gradation : « considérer les avis, les intérêt, l’assistance…. » ainsi que par l’hyperbole « la seul présence ».</text:p>
      <text:p text:style-name="P4"/>
      <text:p text:style-name="P5">Personnage complexe : paradoxe dans la description « timide » opposé à « agité ». On retrouve aussi <text:span text:style-name="T15">beaucoup</text:span> de termes à connotation négative : « renfermer sur moi-même », « plans solitaire » en opposition avec « plaisanterie perpétuelle ». L’hyperbole « plaisanterie perpétuelle » montre qu’il est superficielle et cache ses sentiments profonds.</text:p>
      <text:p text:style-name="P5"/>
      <text:p text:style-name="P16">II – Les conséquences de ce besoin de solitude : être lucide sur lui-même :</text:p>
      <text:p text:style-name="P16"/>
      <text:p text:style-name="P6"><text:soft-page-break/>C’est un personnage lucide qui <text:span text:style-name="T13">réfléchi</text:span> <text:span text:style-name="T13">longuement</text:span> sur lui-même : longueur des phrases, construction complexe. </text:p>
      <text:p text:style-name="P6">Cet être complexe en apparence reflète la nature humaine. Cela est renforcé par la métaphore : « mouvement naturelle » : <text:span text:style-name="T13">A</text:span>do<text:span text:style-name="T13">lp</text:span>he connaît sa nature la plus profonde grâce à sa <text:span text:style-name="T13">réflexion</text:span> sur lui-même.</text:p>
      <text:p text:style-name="P6"/>
      <text:p text:style-name="P7">Il <text:span text:style-name="T14">expose</text:span> les conséquence du début de l’autoportrait. La phrase de la ligne 7 met en valeur ses défauts : « <text:span text:style-name="T14">certaine absence d’abandon », et donne aussi l’impression qu’une malédiction s’abat sur Adolphe. Il y a en effet une insistante hyperbolique avec des marqueurs temporels : « </text:span><text:span text:style-name="T15">aujourd’hui</text:span><text:span text:style-name="T14"> encore », « toujours », montrant qu’il est sans cesse poursuivit par ses défauts. </text:span></text:p>
      <text:p text:style-name="P7"><text:span text:style-name="T15">Adolphe</text:span><text:span text:style-name="T14"> est un héros tragique, poursuivit pas son destin cintre lequel il ne peut lutter. Cela est renforcé par la ligne 9 qui contient une gradation, qui s’achève sur </text:span><text:span text:style-name="T15">l’expression</text:span><text:span text:style-name="T14"> hyperbolique « terreur invincible » appartenant au vocabulaire de la tragédie. </text:span></text:p>
      <text:p text:style-name="P7"><text:span text:style-name="T14">Adolphe montre avec lucidité le tragique de sa condition et de la condition humaine.</text:span></text:p>
      <text:p text:style-name="P7"/>
      <text:p text:style-name="P8">Les conséquences de son besoin de solitude sont exprimés de façon paradoxale : il est difficile de savoir si elles sont positives ou négatives.</text:p>
      <text:p text:style-name="P8">Il met en avant sa faiblesse et sa fragilité de façon hyperbolique : « terreur invincible ». Sentiment de peur dans ses <text:span text:style-name="T16">rapports</text:span> renforcé par la <text:span text:style-name="T16">métonymie</text:span> « la figure humaine me trouble ». <text:span text:style-name="T16">Adolphe</text:span> donne l’impression d’être <text:s/>une victime. <text:span text:style-name="T16">Et en opposition, il met aussi en avant sa liberté grâce à un champ lexical : « indépendant », « à mon aise que tout seul »… Cette liberté qu’il revendique met avant un aspect positif dans cet autoportrait. </text:span></text:p>
      <text:p text:style-name="P8"/>
      <text:p text:style-name="P17">III – L’indifférence générale d’Adolphe face à la vie :</text:p>
      <text:p text:style-name="P17"/>
      <text:p text:style-name="P9">Approfondi la complexité du personnage, et remet un question les conclusions rapide avec des connecteurs logique comme « cependant ». Le mot « paraît » montre qu’il ne faut pas se fier aux apparence. </text:p>
      <text:p text:style-name="P10">Opposition entre « moi » et « moi même » dans le paradoxe « tout en ne m’intéressant qu’à moi je m’intéressais faiblement à moi même » : <text:span text:style-name="T17">Adolphe ne pense qu’a lui mais n’éprouve que de l’indifférence : manque de confiance en soit.</text:span></text:p>
      <text:p text:style-name="P10"/>
      <text:p text:style-name="P11"><text:soft-page-break/>Adolphe est conscient de ses faiblesses, ont le voit <text:span text:style-name="T18">avec</text:span> l’opposition entre « je portais » et « je ne m’apercevait pas ». <text:span text:style-name="T18">Il montre son insatisfaction face à la vie en utilisant de nombreuse </text:span><text:span text:style-name="T19">négations</text:span><text:span text:style-name="T18"> : « ne trouvant point à se satisfaire », « ne...que », « ne...jamais »… </text:span><text:span text:style-name="T20">Le personnage se </text:span><text:span text:style-name="T21">construit</text:span><text:span text:style-name="T20"> autour de sa faiblesse, il ne semble pas à se place dans la </text:span><text:span text:style-name="T21">société.</text:span></text:p>
      <text:p text:style-name="P11"/>
      <text:p text:style-name="P12">Son indifférence provient de ses valeurs qui vont à l’encontre de celle de la société. Ce qui importe pour lui sont les sentiments, on peut en relever un champ lexical : « timide », « agité », « éprouvais », « à mon aise », « trouble »… Adolphe est présenté comme ayant une sensibilité exceptionnel.</text:p>
      <text:p text:style-name="P12">Les hyperboles « très jeune », « jamais », et « si facilement » renforce opposition entre ses valeurs et celles de la société. <text:span text:style-name="T22">La société ne lui permet pas d’être vraiment lui-même.</text:span></text:p>
      <text:p text:style-name="P12"/>
      <text:p text:style-name="P18">Conclusion :</text:p>
      <text:p text:style-name="P13"/>
      <text:p text:style-name="P13"><text:span text:style-name="T6">→</text:span>Le narrateur commence par décrire ses rapport compliqués avec les autres.</text:p>
      <text:p text:style-name="P3"><text:span text:style-name="T5">→</text:span><text:span text:style-name="T7">Le narrateur explique les conséquence de son besoin de solitude , c’est un personnage lucide</text:span></text:p>
      <text:p text:style-name="P3"><text:span text:style-name="T7">→Indifférence par rapport à la vie, il est en opposition avec la société qui le </text:span><text:span text:style-name="T9">rejette.</text:span></text:p>
      <text:p text:style-name="P3"><text:span text:style-name="T7"/></text:p>
      <text:p text:style-name="P3"><text:span text:style-name="T7"><text:s/></text:span><text:span text:style-name="T9">Adolphe</text:span><text:span text:style-name="T7"> est un personnage complexe, typique du romantisme. </text:span><text:span text:style-name="T8">L’accent est mis sur ses sentiments. </text:span><text:span text:style-name="T10">Il est sincère, authentique ; la société est un frein à l’expression. Cette description invite le lecteur à </text:span><text:span text:style-name="T11">réfléchir</text:span><text:span text:style-name="T10"> <text:s/>sur ses sentiments et son comportement à l’égard de la société.</text:span>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0:12:51.808000000</meta:creation-date>
    <meta:generator>LibreOffice/6.4.2.2$Windows_X86_64 LibreOffice_project/4e471d8c02c9c90f512f7f9ead8875b57fcb1ec3</meta:generator>
    <dc:date>2020-04-08T12:34:17.680000000</dc:date>
    <meta:editing-duration>PT1H19M34S</meta:editing-duration>
    <meta:editing-cycles>21</meta:editing-cycles>
    <meta:document-statistic meta:table-count="0" meta:image-count="0" meta:object-count="0" meta:page-count="3" meta:paragraph-count="33" meta:word-count="905" meta:character-count="5257" meta:non-whitespace-character-count="4366"/>
  </office:meta>
</office:document-meta>
</file>